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9" style:family="table-cell" style:parent-style-name="Default" style:data-style-name="N12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est Parameters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# estimators = 10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6" calcext:value-type="float">
            <text:p>0.4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 depth = N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Boost</text:p>
          </table:table-cell>
          <table:table-cell office:value-type="string" calcext:value-type="string">
            <text:p>Learning rate = 1.0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1" calcext:value-type="float">
            <text:p>0.9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 estimators = 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string" calcext:value-type="string">
            <text:p>Learning rate = 1.0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84" calcext:value-type="float">
            <text:p>0.9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 estimators = 100</text:p>
          </table:table-cell>
          <table:table-cell table:number-columns-repeated="1022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1">
            <text:p>Feature Importances</text:p>
          </table:table-cell>
          <table:covered-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Feature</text:p>
          </table:table-cell>
          <table:table-cell table:style-name="ce7" office:value-type="string" calcext:value-type="string">
            <text:p>Sco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Departure time</text:p>
          </table:table-cell>
          <table:table-cell table:style-name="ce8" office:value-type="float" office:value="0.392" calcext:value-type="float">
            <text:p>0.39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Arrival time</text:p>
          </table:table-cell>
          <table:table-cell table:style-name="ce8" office:value-type="float" office:value="0.264" calcext:value-type="float">
            <text:p>0.26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Previous trip duration</text:p>
          </table:table-cell>
          <table:table-cell table:style-name="ce8" office:value-type="float" office:value="0.12" calcext:value-type="float">
            <text:p>0.12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Activity duration</text:p>
          </table:table-cell>
          <table:table-cell table:style-name="ce8" office:value-type="float" office:value="0.09" calcext:value-type="float">
            <text:p>0.09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Activity count</text:p>
          </table:table-cell>
          <table:table-cell table:style-name="ce8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Air trip distance</text:p>
          </table:table-cell>
          <table:table-cell table:style-name="ce8" office:value-type="float" office:value="0.036" calcext:value-type="float">
            <text:p>0.03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Trip distance</text:p>
          </table:table-cell>
          <table:table-cell table:style-name="ce9" office:value-type="float" office:value="0.026" calcext:value-type="float">
            <text:p>0.02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3:57:09.168191509</meta:creation-date>
    <dc:date>2018-05-21T04:59:34.192056143</dc:date>
    <meta:editing-duration>PT1H47M59S</meta:editing-duration>
    <meta:editing-cycles>1</meta:editing-cycles>
    <meta:document-statistic meta:table-count="1" meta:cell-count="40" meta:object-count="0"/>
    <meta:generator>LibreOffice/5.4.6.2$Linux_X86_64 LibreOffice_project/40m0$Build-2</meta:generator>
  </office:meta>
</office:document-meta>
</file>